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colaire</text:p>
          </table:table-cell>
          <table:table-cell/>
          <table:table-cell table:style-name="ce1" office:value-type="string" calcext:value-type="string">
            <text:p>Habitation</text:p>
          </table:table-cell>
          <table:table-cell/>
          <table:table-cell table:style-name="ce1" office:value-type="string" calcext:value-type="string">
            <text:p>Santé</text:p>
          </table:table-cell>
          <table:table-cell/>
          <table:table-cell table:style-name="ce1" office:value-type="string" calcext:value-type="string">
            <text:p>Auto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Incendie(criminelle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a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iture vandalisé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Incendie(incident du quotidie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cè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e-brise fissur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gats des eau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èq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res cassé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l,cambriolage,…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mages corpor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 de ja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strophes naturell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ol de ro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étro arrach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oiture brulé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oiture ray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oiture volé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ccident(animal sauvage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ccident(animal domestiqu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ccident(cycliste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ccident(piéton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ccident(seul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ccident(parking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ol ou perte(clés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ol ou perte(papiers de voiture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ol ou perte(plaque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à 3 (tranquille à grave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6T14:21:12.708000000</meta:creation-date>
    <dc:date>2020-12-06T18:16:26.084000000</dc:date>
    <meta:editing-duration>PT58S</meta:editing-duration>
    <meta:editing-cycles>1</meta:editing-cycles>
    <meta:generator>LibreOffice/6.3.2.2$Windows_X86_64 LibreOffice_project/98b30e735bda24bc04ab42594c85f7fd8be07b9c</meta:generator>
    <meta:document-statistic meta:table-count="1" meta:cell-count="59" meta:object-count="0"/>
  </office:meta>
</office:document-meta>
</file>